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42" manifest:media-type="application/octet-stream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octet-stream"/>
  <manifest:file-entry manifest:full-path="Object 19" manifest:media-type="application/octet-stream"/>
  <manifest:file-entry manifest:full-path="Object 44" manifest:media-type="application/octet-stream"/>
  <manifest:file-entry manifest:full-path="Object 21" manifest:media-type="application/octet-stream"/>
  <manifest:file-entry manifest:full-path="Object 2" manifest:media-type="application/octet-stream"/>
  <manifest:file-entry manifest:full-path="Object 10" manifest:media-type="application/octet-stream"/>
  <manifest:file-entry manifest:full-path="Object 22" manifest:media-type="application/octet-stream"/>
  <manifest:file-entry manifest:full-path="content.xml" manifest:media-type="text/xml"/>
  <manifest:file-entry manifest:full-path="Object 3" manifest:media-type="application/octet-stream"/>
  <manifest:file-entry manifest:full-path="Object 11" manifest:media-type="application/octet-stream"/>
  <manifest:file-entry manifest:full-path="Object 23" manifest:media-type="application/octet-stream"/>
  <manifest:file-entry manifest:full-path="layout-cache" manifest:media-type="application/binary"/>
  <manifest:file-entry manifest:full-path="Object 4" manifest:media-type="application/octet-stream"/>
  <manifest:file-entry manifest:full-path="Object 12" manifest:media-type="application/octet-stream"/>
  <manifest:file-entry manifest:full-path="settings.xml" manifest:media-type="text/xml"/>
  <manifest:file-entry manifest:full-path="Object 24" manifest:media-type="application/octet-stream"/>
  <manifest:file-entry manifest:full-path="Object 5" manifest:media-type="application/octet-stream"/>
  <manifest:file-entry manifest:full-path="manifest.rdf" manifest:media-type="application/rdf+xml"/>
  <manifest:file-entry manifest:full-path="Object 13" manifest:media-type="application/octet-stream"/>
  <manifest:file-entry manifest:full-path="Object 25" manifest:media-type="application/octet-stream"/>
  <manifest:file-entry manifest:full-path="Object 6" manifest:media-type="application/octet-stream"/>
  <manifest:file-entry manifest:full-path="Object 14" manifest:media-type="application/octet-stream"/>
  <manifest:file-entry manifest:full-path="Object 26" manifest:media-type="application/octet-stream"/>
  <manifest:file-entry manifest:full-path="meta.xml" manifest:media-type="text/xml"/>
  <manifest:file-entry manifest:full-path="Object 40" manifest:media-type="application/octet-stream"/>
  <manifest:file-entry manifest:full-path="Object 7" manifest:media-type="application/octet-stream"/>
  <manifest:file-entry manifest:full-path="Object 15" manifest:media-type="application/octet-stream"/>
  <manifest:file-entry manifest:full-path="Object 27" manifest:media-type="application/octet-stream"/>
  <manifest:file-entry manifest:full-path="Object 41" manifest:media-type="application/octet-stream"/>
  <manifest:file-entry manifest:full-path="Object 8" manifest:media-type="application/octet-stream"/>
  <manifest:file-entry manifest:full-path="Object 16" manifest:media-type="application/octet-stream"/>
  <manifest:file-entry manifest:full-path="Object 9" manifest:media-type="application/octet-stream"/>
  <manifest:file-entry manifest:full-path="Object 17" manifest:media-type="application/octet-stream"/>
  <manifest:file-entry manifest:full-path="Object 43" manifest:media-type="application/octet-stream"/>
  <manifest:file-entry manifest:full-path="Object 18" manifest:media-type="application/octet-stream"/>
  <manifest:file-entry manifest:full-path="Object 20" manifest:media-type="application/octet-stream"/>
  <manifest:file-entry manifest:full-path="Object 28" manifest:media-type="application/octet-stream"/>
  <manifest:file-entry manifest:full-path="Object 30" manifest:media-type="application/octet-stream"/>
  <manifest:file-entry manifest:full-path="Object 29" manifest:media-type="application/octet-stream"/>
  <manifest:file-entry manifest:full-path="Object 31" manifest:media-type="application/octet-stream"/>
  <manifest:file-entry manifest:full-path="Object 32" manifest:media-type="application/octet-stream"/>
  <manifest:file-entry manifest:full-path="Object 33" manifest:media-type="application/octet-stream"/>
  <manifest:file-entry manifest:full-path="Object 34" manifest:media-type="application/octet-stream"/>
  <manifest:file-entry manifest:full-path="Object 35" manifest:media-type="application/octet-stream"/>
  <manifest:file-entry manifest:full-path="Object 36" manifest:media-type="application/octet-stream"/>
  <manifest:file-entry manifest:full-path="Object 37" manifest:media-type="application/octet-stream"/>
  <manifest:file-entry manifest:full-path="Object 39" manifest:media-type="application/octet-stream"/>
  <manifest:file-entry manifest:full-path="Object 38" manifest:media-type="application/octet-stream"/>
  <manifest:file-entry manifest:full-path="Object 45" manifest:media-type="application/octet-stream"/>
  <manifest:file-entry manifest:full-path="ObjectReplacements/Object 1" manifest:media-type=""/>
  <manifest:file-entry manifest:full-path="ObjectReplacements/Object 19" manifest:media-type=""/>
  <manifest:file-entry manifest:full-path="ObjectReplacements/Object 44" manifest:media-type=""/>
  <manifest:file-entry manifest:full-path="ObjectReplacements/Object 21" manifest:media-type=""/>
  <manifest:file-entry manifest:full-path="ObjectReplacements/Object 2" manifest:media-type=""/>
  <manifest:file-entry manifest:full-path="ObjectReplacements/Object 10" manifest:media-type=""/>
  <manifest:file-entry manifest:full-path="ObjectReplacements/Object 22" manifest:media-type=""/>
  <manifest:file-entry manifest:full-path="ObjectReplacements/Object 3" manifest:media-type=""/>
  <manifest:file-entry manifest:full-path="ObjectReplacements/Object 11" manifest:media-type=""/>
  <manifest:file-entry manifest:full-path="ObjectReplacements/Object 23" manifest:media-type=""/>
  <manifest:file-entry manifest:full-path="ObjectReplacements/Object 4" manifest:media-type=""/>
  <manifest:file-entry manifest:full-path="ObjectReplacements/Object 12" manifest:media-type=""/>
  <manifest:file-entry manifest:full-path="ObjectReplacements/Object 24" manifest:media-type=""/>
  <manifest:file-entry manifest:full-path="ObjectReplacements/Object 5" manifest:media-type=""/>
  <manifest:file-entry manifest:full-path="ObjectReplacements/Object 13" manifest:media-type=""/>
  <manifest:file-entry manifest:full-path="ObjectReplacements/Object 25" manifest:media-type=""/>
  <manifest:file-entry manifest:full-path="ObjectReplacements/Object 6" manifest:media-type=""/>
  <manifest:file-entry manifest:full-path="ObjectReplacements/Object 14" manifest:media-type=""/>
  <manifest:file-entry manifest:full-path="ObjectReplacements/Object 26" manifest:media-type=""/>
  <manifest:file-entry manifest:full-path="ObjectReplacements/Object 40" manifest:media-type=""/>
  <manifest:file-entry manifest:full-path="ObjectReplacements/Object 7" manifest:media-type=""/>
  <manifest:file-entry manifest:full-path="ObjectReplacements/Object 15" manifest:media-type=""/>
  <manifest:file-entry manifest:full-path="ObjectReplacements/Object 27" manifest:media-type=""/>
  <manifest:file-entry manifest:full-path="ObjectReplacements/Object 41" manifest:media-type=""/>
  <manifest:file-entry manifest:full-path="ObjectReplacements/Object 8" manifest:media-type=""/>
  <manifest:file-entry manifest:full-path="ObjectReplacements/Object 16" manifest:media-type=""/>
  <manifest:file-entry manifest:full-path="ObjectReplacements/Object 43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28" manifest:media-type=""/>
  <manifest:file-entry manifest:full-path="ObjectReplacements/Object 30" manifest:media-type=""/>
  <manifest:file-entry manifest:full-path="ObjectReplacements/Object 42" manifest:media-type=""/>
  <manifest:file-entry manifest:full-path="ObjectReplacements/Object 9" manifest:media-type=""/>
  <manifest:file-entry manifest:full-path="ObjectReplacements/Object 17" manifest:media-type=""/>
  <manifest:file-entry manifest:full-path="ObjectReplacements/Object 29" manifest:media-type=""/>
  <manifest:file-entry manifest:full-path="ObjectReplacements/Object 31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9" manifest:media-type=""/>
  <manifest:file-entry manifest:full-path="ObjectReplacements/Object 38" manifest:media-type=""/>
  <manifest:file-entry manifest:full-path="ObjectReplacements/Object 4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</office:font-face-decls>
  <office:automatic-styles>
    <style:style style:name="Tableau1" style:family="table">
      <style:table-properties style:width="18.45cm" fo:margin-left="0cm" table:align="left"/>
    </style:style>
    <style:style style:name="Tableau1.A" style:family="table-column">
      <style:table-column-properties style:column-width="1.552cm"/>
    </style:style>
    <style:style style:name="Tableau1.B" style:family="table-column">
      <style:table-column-properties style:column-width="16.898cm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En-tête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language="en" fo:country="US"/>
    </style:style>
    <style:style style:name="P2" style:family="paragraph" style:parent-style-name="En-tête">
      <style:text-properties fo:language="en" fo:country="US"/>
    </style:style>
    <style:style style:name="P3" style:family="paragraph" style:parent-style-name="Pied_20_de_20_page">
      <style:paragraph-properties fo:padding-left="0cm" fo:padding-right="0cm" fo:padding-top="0.035cm" fo:padding-bottom="0cm" fo:border-left="none" fo:border-right="none" fo:border-top="0.51pt solid #000000" fo:border-bottom="none" style:shadow="none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margin-top="0cm" fo:margin-bottom="0cm" style:contextual-spacing="false" fo:line-height="100%"/>
    </style:style>
    <style:style style:name="P6" style:family="paragraph" style:parent-style-name="Normal">
      <style:paragraph-properties fo:margin-top="0cm" fo:margin-bottom="0cm" style:contextual-spacing="false" fo:line-height="100%">
        <style:tab-stops>
          <style:tab-stop style:position="0.919cm"/>
        </style:tab-stops>
      </style:paragraph-properties>
    </style:style>
    <style:style style:name="P7" style:family="paragraph" style:parent-style-name="Paragraphe_20_de_20_liste" style:list-style-name="L1" style:master-page-name="MP0">
      <style:paragraph-properties style:page-number="auto" fo:break-before="page"/>
      <style:text-properties style:font-name="Comic Sans MS" fo:font-size="14pt" fo:font-style="italic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fr" style:country-asian="FR" style:font-style-asian="italic" style:font-size-complex="14pt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language-asian="fr" style:country-asian="FR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cm" draw:visible-area-height="5cm"/>
    </style:style>
    <text:list-style style:name="L1">
      <text:list-level-style-number text:level="1" style:num-suffix="." style:num-format="1">
        <style:list-level-properties text:space-before="0.718cm" text:min-label-width="0.635cm"/>
      </text:list-level-style-number>
      <text:list-level-style-number text:level="2" style:num-suffix="." style:num-format="a" style:num-letter-sync="true">
        <style:list-level-properties text:space-before="1.988cm" text:min-label-width="0.635cm"/>
      </text:list-level-style-number>
      <text:list-level-style-number text:level="3" style:num-suffix="." style:num-format="i">
        <style:list-level-properties text:space-before="3.575cm" text:min-label-width="0.318cm" fo:text-align="end"/>
      </text:list-level-style-number>
      <text:list-level-style-number text:level="4" style:num-suffix="." style:num-format="1">
        <style:list-level-properties text:space-before="4.528cm" text:min-label-width="0.635cm"/>
      </text:list-level-style-number>
      <text:list-level-style-number text:level="5" style:num-suffix="." style:num-format="a" style:num-letter-sync="true">
        <style:list-level-properties text:space-before="5.798cm" text:min-label-width="0.635cm"/>
      </text:list-level-style-number>
      <text:list-level-style-number text:level="6" style:num-suffix="." style:num-format="i">
        <style:list-level-properties text:space-before="7.385cm" text:min-label-width="0.318cm" fo:text-align="end"/>
      </text:list-level-style-number>
      <text:list-level-style-number text:level="7" style:num-suffix="." style:num-format="1">
        <style:list-level-properties text:space-before="8.338cm" text:min-label-width="0.635cm"/>
      </text:list-level-style-number>
      <text:list-level-style-number text:level="8" style:num-suffix="." style:num-format="a" style:num-letter-sync="true">
        <style:list-level-properties text:space-before="9.608cm" text:min-label-width="0.635cm"/>
      </text:list-level-style-number>
      <text:list-level-style-number text:level="9" style:num-suffix="." style:num-format="i">
        <style:list-level-properties text:space-before="11.195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25270006494014218" text:style-name="L1">
        <text:list-item>
          <text:p text:style-name="P7">Les icônes de Libre Office Writer</text:p>
        </text:list-item>
      </text:list>
      <text:p text:style-name="P4"><text:span text:style-name="Police_20_par_20_défaut"><text:span text:style-name="T1">Compléter le tableau suivant:</text:span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<draw:frame draw:style-name="fr1" draw:name="Object 1" text:anchor-type="as-char" svg:y="0cm" svg:width="0.826cm" style:rel-width="scale" svg:height="0.66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2" text:anchor-type="as-char" svg:y="0cm" svg:width="0.709cm" style:rel-width="scale" svg:height="0.644cm" style:rel-height="scale" draw:z-index="1"><draw:object-ole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3" text:anchor-type="as-char" svg:y="0cm" svg:width="0.561cm" style:rel-width="scale" svg:height="0.693cm" style:rel-height="scale" draw:z-index="2"><draw:object-ole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4" text:anchor-type="as-char" svg:y="0cm" svg:width="0.577cm" style:rel-width="scale" svg:height="0.66cm" style:rel-height="scale" draw:z-index="3"><draw:object-ole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5" text:anchor-type="as-char" svg:y="0cm" svg:width="0.644cm" style:rel-width="scale" svg:height="0.644cm" style:rel-height="scale" draw:z-index="4"><draw:object-ole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6" text:anchor-type="as-char" svg:y="0cm" svg:width="0.577cm" style:rel-width="scale" svg:height="0.577cm" style:rel-height="scale" draw:z-index="5"><draw:object-ole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7" text:anchor-type="as-char" svg:y="0cm" svg:width="0.66cm" style:rel-width="scale" svg:height="0.774cm" style:rel-height="scale" draw:z-index="6"><draw:object-ole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8" text:anchor-type="as-char" svg:y="0cm" svg:width="0.709cm" style:rel-width="scale" svg:height="0.792cm" style:rel-height="scale" draw:z-index="7"><draw:object-ole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9" text:anchor-type="as-char" svg:y="0cm" svg:width="0.974cm" style:rel-width="scale" svg:height="0.826cm" style:rel-height="scale" draw:z-index="8"><draw:object-ole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10" text:anchor-type="as-char" svg:y="0cm" svg:width="0.61cm" style:rel-width="scale" svg:height="0.743cm" style:rel-height="scale" draw:z-index="9"><draw:object-ole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11" text:anchor-type="as-char" svg:y="0cm" svg:width="1.055cm" style:rel-width="scale" svg:height="0.66cm" style:rel-height="scale" draw:z-index="10"><draw:object-ole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12" text:anchor-type="as-char" svg:y="0cm" svg:width="1.171cm" style:rel-width="scale" svg:height="0.792cm" style:rel-height="scale" draw:z-index="11"><draw:object-ole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13" text:anchor-type="as-char" svg:y="0cm" svg:width="0.826cm" style:rel-width="scale" svg:height="0.66cm" style:rel-height="scale" draw:z-index="12"><draw:object-ole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14" text:anchor-type="as-char" svg:y="0cm" svg:width="0.792cm" style:rel-width="scale" svg:height="0.66cm" style:rel-height="scale" draw:z-index="13"><draw:object-ole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15" text:anchor-type="as-char" svg:y="0cm" svg:width="0.561cm" style:rel-width="scale" svg:height="0.66cm" style:rel-height="scale" draw:z-index="14"><draw:object-ole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16" text:anchor-type="as-char" svg:y="0cm" svg:width="1.171cm" style:rel-width="scale" svg:height="0.644cm" style:rel-height="scale" draw:z-index="15"><draw:object-ole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17" text:anchor-type="as-char" svg:y="0cm" svg:width="0.826cm" style:rel-width="scale" svg:height="0.61cm" style:rel-height="scale" draw:z-index="16"><draw:object-ole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18" text:anchor-type="as-char" svg:y="0cm" svg:width="0.693cm" style:rel-width="scale" svg:height="0.561cm" style:rel-height="scale" draw:z-index="17"><draw:object-ole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19" text:anchor-type="as-char" svg:y="0cm" svg:width="0.66cm" style:rel-width="scale" svg:height="0.743cm" style:rel-height="scale" draw:z-index="18"><draw:object-ole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20" text:anchor-type="as-char" svg:y="0cm" svg:width="0.841cm" style:rel-width="scale" svg:height="0.743cm" style:rel-height="scale" draw:z-index="19"><draw:object-ole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6"><draw:frame draw:style-name="fr1" draw:name="Object 21" text:anchor-type="as-char" svg:y="0cm" svg:width="1.005cm" style:rel-width="scale" svg:height="0.774cm" style:rel-height="scale" draw:z-index="20"><draw:object-ole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22" text:anchor-type="as-char" svg:y="0cm" svg:width="0.841cm" style:rel-width="scale" svg:height="0.743cm" style:rel-height="scale" draw:z-index="21"><draw:object-ole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23" text:anchor-type="as-char" svg:y="0cm" svg:width="0.709cm" style:rel-width="scale" svg:height="0.693cm" style:rel-height="scale" draw:z-index="22"><draw:object-ole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ext:soft-page-break/>
        <table:table-row>
          <table:table-cell table:style-name="Tableau1.A1" office:value-type="string">
            <text:p text:style-name="P5"><draw:frame draw:style-name="fr1" draw:name="Object 24" text:anchor-type="as-char" svg:y="0cm" svg:width="0.709cm" style:rel-width="scale" svg:height="0.61cm" style:rel-height="scale" draw:z-index="23"><draw:object-ole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25" text:anchor-type="as-char" svg:y="0cm" svg:width="0.61cm" style:rel-width="scale" svg:height="0.61cm" style:rel-height="scale" draw:z-index="24"><draw:object-ole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26" text:anchor-type="as-char" svg:y="0cm" svg:width="1.104cm" style:rel-width="scale" svg:height="0.743cm" style:rel-height="scale" draw:z-index="25"><draw:object-ole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27" text:anchor-type="as-char" svg:y="0cm" svg:width="0.743cm" style:rel-width="scale" svg:height="0.743cm" style:rel-height="scale" draw:z-index="26"><draw:object-ole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28" text:anchor-type="as-char" svg:y="0cm" svg:width="0.644cm" style:rel-width="scale" svg:height="0.644cm" style:rel-height="scale" draw:z-index="27"><draw:object-ole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29" text:anchor-type="as-char" svg:y="0cm" svg:width="0.496cm" style:rel-width="scale" svg:height="0.561cm" style:rel-height="scale" draw:z-index="28"><draw:object-ole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30" text:anchor-type="as-char" svg:y="0cm" svg:width="0.561cm" style:rel-width="scale" svg:height="0.66cm" style:rel-height="scale" draw:z-index="29"><draw:object-ole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31" text:anchor-type="as-char" svg:y="0cm" svg:width="0.66cm" style:rel-width="scale" svg:height="0.577cm" style:rel-height="scale" draw:z-index="30"><draw:object-ole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32" text:anchor-type="as-char" svg:y="0cm" svg:width="0.693cm" style:rel-width="scale" svg:height="0.561cm" style:rel-height="scale" draw:z-index="31"><draw:object-ole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33" text:anchor-type="as-char" svg:y="0cm" svg:width="0.743cm" style:rel-width="scale" svg:height="0.693cm" style:rel-height="scale" draw:z-index="32"><draw:object-ole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34" text:anchor-type="as-char" svg:y="0cm" svg:width="0.496cm" style:rel-width="scale" svg:height="0.61cm" style:rel-height="scale" draw:z-index="33"><draw:object-ole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35" text:anchor-type="as-char" svg:y="0cm" svg:width="1.005cm" style:rel-width="scale" svg:height="0.709cm" style:rel-height="scale" draw:z-index="34"><draw:object-ole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36" text:anchor-type="as-char" svg:y="0cm" svg:width="1.039cm" style:rel-width="scale" svg:height="0.709cm" style:rel-height="scale" draw:z-index="35"><draw:object-ole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37" text:anchor-type="as-char" svg:y="0cm" svg:width="0.743cm" style:rel-width="scale" svg:height="0.709cm" style:rel-height="scale" draw:z-index="36"><draw:object-ole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38" text:anchor-type="as-char" svg:y="0cm" svg:width="0.561cm" style:rel-width="scale" svg:height="0.61cm" style:rel-height="scale" draw:z-index="37"><draw:object-ole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39" text:anchor-type="as-char" svg:y="0cm" svg:width="0.693cm" style:rel-width="scale" svg:height="0.66cm" style:rel-height="scale" draw:z-index="38"><draw:object-ole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40" text:anchor-type="as-char" svg:y="0cm" svg:width="0.66cm" style:rel-width="scale" svg:height="0.577cm" style:rel-height="scale" draw:z-index="39"><draw:object-ole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41" text:anchor-type="as-char" svg:y="0cm" svg:width="1.088cm" style:rel-width="scale" svg:height="0.61cm" style:rel-height="scale" draw:z-index="40"><draw:object-ole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42" text:anchor-type="as-char" svg:y="0cm" svg:width="1.171cm" style:rel-width="scale" svg:height="0.743cm" style:rel-height="scale" draw:z-index="41"><draw:object-ole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43" text:anchor-type="as-char" svg:y="0cm" svg:width="1.104cm" style:rel-width="scale" svg:height="0.693cm" style:rel-height="scale" draw:z-index="42"><draw:object-ole xlink:href="./Object 43" xlink:type="simple" xlink:show="embed" xlink:actuate="onLoad"/><draw:image xlink:href="./ObjectReplacements/Object 43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44" text:anchor-type="as-char" svg:y="0cm" svg:width="0.826cm" style:rel-width="scale" svg:height="0.561cm" style:rel-height="scale" draw:z-index="43"><draw:object-ole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5"><draw:frame draw:style-name="fr1" draw:name="Object 45" text:anchor-type="as-char" svg:y="0cm" svg:width="0.743cm" style:rel-width="scale" svg:height="0.644cm" style:rel-height="scale" draw:z-index="44"><draw:object-ole xlink:href="./Object 45" xlink:type="simple" xlink:show="embed" xlink:actuate="onLoad"/><draw:image xlink:href="./ObjectReplacements/Object 45" xlink:type="simple" xlink:show="embed" xlink:actuate="onLoad"/></draw:frame></text:p>
          </table:table-cell>
          <table:table-cell table:style-name="Tableau1.A1" office:value-type="string">
            <text:p text:style-name="P5"/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fo:text-shadow="none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 fo:hyphenate="false"/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language="en" fo:country="US"/>
    </style:style>
    <style:style style:name="MP2" style:family="paragraph" style:parent-style-name="Header">
      <style:text-properties fo:language="en" fo:country="US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 style:shadow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021cm" fo:margin-left="0cm" fo:margin-right="0cm" fo:margin-bottom="0cm" style:dynamic-spacing="true"/>
      </style:header-style>
      <style:footer-style>
        <style:header-footer-properties fo:min-height="0.02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BAC PRO SN TFCA<text:tab/><text:tab/><text:tab/>AP <text:s/>Seconde</text:p>
        <text:p text:style-name="MP1">Nom:<text:tab/>Prénom:</text:p>
        <text:p text:style-name="MP2"/>
      </style:header>
      <style:footer>
        <text:p text:style-name="MP3">Les icônes de Libre Office Writer<text:tab/><text:tab/><text:tab/>Page 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meta:initial-creator>Seb</meta:initial-creator>
    <meta:creation-date>2020-10-01T07:03:00Z</meta:creation-date>
    <dc:date>2020-10-01T09:04:51.405000000</dc:date>
    <meta:editing-cycles>3</meta:editing-cycles>
    <meta:editing-duration>PT1M</meta:editing-duration>
    <meta:document-statistic meta:table-count="1" meta:image-count="0" meta:object-count="45" meta:page-count="2" meta:paragraph-count="50" meta:word-count="27" meta:character-count="149" meta:non-whitespace-character-count="123"/>
    <meta:template xlink:type="simple" xlink:actuate="onRequest" xlink:title="" xlink:href="Normal.dotm"/>
  </office:meta>
</office:document-meta>
</file>